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E0AD233C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HSF2009-title">
      <style:graphic-properties draw:auto-grow-height="true" fo:min-height="1.599cm"/>
    </style:style>
    <style:style style:name="pr2" style:family="presentation" style:parent-style-name="HSF2009-subtitle">
      <style:graphic-properties draw:auto-grow-height="true" fo:min-height="8.696cm"/>
    </style:style>
    <style:style style:name="pr3" style:family="presentation" style:parent-style-name="HSF2009-notes">
      <style:graphic-properties draw:fill-color="#ffffff" draw:auto-grow-height="true" fo:min-height="13.365cm"/>
    </style:style>
    <style:style style:name="pr4" style:family="presentation" style:parent-style-name="HSF2009-outline1">
      <style:graphic-properties fo:min-height="10.838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HSF2009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id="id1" draw:layer="layout" svg:width="25.5cm" svg:height="1.599cm" svg:x="1.25cm" svg:y="0.24cm" presentation:class="title" presentation:user-transformed="true">
          <draw:text-box>
            <text:p>Hacker Space Festival 2009 @ /tmp/lab</text:p>
          </draw:text-box>
        </draw:frame>
        <draw:frame presentation:style-name="pr2" draw:id="id2" draw:layer="layout" svg:width="26.001cm" svg:height="8.696cm" svg:x="1cm" svg:y="5cm" presentation:class="subtitle" presentation:user-transformed="true">
          <draw:text-box>
            <text:p>Blender Game Engine</text:p>
            <text:p>+</text:p>
            <text:p>ODP Files</text:p>
            <text:p>=</text:p>
            <text:p>Sex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1.088cm" svg:x="1cm" svg:y="2.5cm" presentation:class="outline">
          <draw:text-box>
            <text:list text:style-name="L2">
              <text:list-item>
                <text:p>speaker : Kevin 'Kiniou' Roy</text:p>
              </text:list-item>
              <text:list-item>
                <text:p>occupation : Developper</text:p>
              </text:list-item>
              <text:list-item>
                <text:p>main interests : Multimedia (3D/2D, Audio, Controls)</text:p>
              </text:list-item>
              <text:list-item>
                <text:p>member of /tmp/lab</text:p>
              </text:list-item>
            </text:list>
          </draw:text-box>
        </draw:frame>
        <draw:frame presentation:style-name="pr1" draw:layer="layout" svg:width="25.5cm" svg:height="1.889cm" svg:x="1.25cm" svg:y="0.24cm" presentation:class="title" presentation:user-transformed="true">
          <draw:text-box>
            <text:p>Introduction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Mini chronology of the project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>Initial Idea (4-5 years ago)</text:p>
                <text:list>
                  <text:list-item>
                    <text:p>To build a presentation software with a 3D Cube with rotation to switch the slides.</text:p>
                  </text:list-item>
                  <text:list-item>
                    <text:p>No time and other personnal projects.</text:p>
                  </text:list-item>
                </text:list>
              </text:list-item>
              <text:list-item>
                <text:p>Lately (2 months ago)</text:p>
                <text:list>
                  <text:list-item>
                    <text:p>I knew Blender Game Engine (BGE) but never took it seriously.</text:p>
                  </text:list-item>
                  <text:list-item>
                    <text:p>The video game Yo'Frankie changed my mind (based on Big Buck Bunny movie from Apricot Project)</text:p>
                  </text:list-item>
                  <text:list-item>
                    <text:p>I use Blender to create and export my models in my projects</text:p>
                  </text:list-item>
                  <text:list-item>
                    <text:p>So I dig further in BGE ... and voilà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Plan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>Situtation of Presentation today</text:p>
              </text:list-item>
              <text:list-item>
                <text:p>Blender</text:p>
              </text:list-item>
              <text:list-item>
                <text:p>Blender Game Eng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HSF2009" presentation:presentation-page-layout-name="AL2T1" presentation:use-footer-name="ftr1" presentation:use-date-time-name="dtd1"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outline1" draw:layer="layout" svg:width="26cm" svg:height="11.088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tmplab_5f_background" draw:display-name="tmplab_background" xlink:href="Pictures/1000000000000320000001E0AD233CC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SF2009-background" style:family="presentation">
      <style:graphic-properties draw:stroke="none" draw:fill="bitmap" draw:fill-image-name="tmplab_5f_background" draw:fill-image-width="0cm" draw:fill-image-height="0cm" style:repeat="stretch"/>
      <style:text-properties style:letter-kerning="true"/>
    </style:style>
    <style:style style:name="HSF2009-backgroundobjects" style:family="presentation">
      <style:graphic-properties draw:fill="none" draw:fill-image-width="0cm" draw:fill-image-height="0cm" draw:textarea-horizontal-align="center" draw:textarea-vertical-align="top" draw:auto-grow-height="false" fo:wrap-option="no-wrap" draw:shadow="hidden" draw:shadow-offset-x="0.3cm" draw:shadow-offset-y="0.3cm" draw:shadow-color="#808080"/>
      <style:text-properties fo:color="#ffffff" style:text-outline="false" fo:font-family="Purisa" style:font-style-name="Gras" style:font-pitch="variable" fo:font-size="28pt" fo:text-shadow="none" fo:font-weight="bold" style:letter-kerning="true"/>
    </style:style>
    <style:style style:name="HSF200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SF2009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6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HSF2009-outline2" style:family="presentation" style:parent-style-name="HSF2009-outline1">
      <style:paragraph-properties fo:margin-top="0cm" fo:margin-bottom="0.4cm"/>
      <style:text-properties fo:font-size="20pt" fo:font-weight="normal" style:font-size-asian="28pt" style:font-size-complex="28pt"/>
    </style:style>
    <style:style style:name="HSF2009-outline3" style:family="presentation" style:parent-style-name="HSF2009-outline2">
      <style:paragraph-properties fo:margin-top="0cm" fo:margin-bottom="0.3cm"/>
      <style:text-properties fo:font-size="18pt" style:font-size-asian="24pt" style:font-size-complex="24pt"/>
    </style:style>
    <style:style style:name="HSF2009-outline4" style:family="presentation" style:parent-style-name="HSF2009-outline3">
      <style:paragraph-properties fo:margin-top="0cm" fo:margin-bottom="0.2cm"/>
      <style:text-properties fo:font-size="16pt" style:font-size-asian="20pt" style:font-size-complex="20pt"/>
    </style:style>
    <style:style style:name="HSF2009-outline5" style:family="presentation" style:parent-style-name="HSF2009-outline4">
      <style:paragraph-properties fo:margin-top="0cm" fo:margin-bottom="0.1cm"/>
      <style:text-properties fo:font-size="20pt" style:font-size-asian="20pt" style:font-size-complex="20pt"/>
    </style:style>
    <style:style style:name="HSF2009-outline6" style:family="presentation" style:parent-style-name="HSF2009-outline5">
      <style:paragraph-properties fo:margin-top="0cm" fo:margin-bottom="0.1cm"/>
      <style:text-properties fo:font-size="20pt" style:font-size-asian="20pt" style:font-size-complex="20pt"/>
    </style:style>
    <style:style style:name="HSF2009-outline7" style:family="presentation" style:parent-style-name="HSF2009-outline6">
      <style:paragraph-properties fo:margin-top="0cm" fo:margin-bottom="0.1cm"/>
      <style:text-properties fo:font-size="20pt" style:font-size-asian="20pt" style:font-size-complex="20pt"/>
    </style:style>
    <style:style style:name="HSF2009-outline8" style:family="presentation" style:parent-style-name="HSF2009-outline7">
      <style:paragraph-properties fo:margin-top="0cm" fo:margin-bottom="0.1cm"/>
      <style:text-properties fo:font-size="20pt" style:font-size-asian="20pt" style:font-size-complex="20pt"/>
    </style:style>
    <style:style style:name="HSF2009-outline9" style:family="presentation" style:parent-style-name="HSF2009-outline8">
      <style:paragraph-properties fo:margin-top="0cm" fo:margin-bottom="0.1cm"/>
      <style:text-properties fo:font-size="20pt" style:font-size-asian="20pt" style:font-size-complex="20pt"/>
    </style:style>
    <style:style style:name="HSF2009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HSF2009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.59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24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mplab_5f_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HSF2009-title">
      <style:graphic-properties draw:auto-grow-height="false" fo:min-height="2.805cm"/>
    </style:style>
    <style:style style:name="Mpr2" style:family="presentation" style:parent-style-name="HSF2009-outline1">
      <style:graphic-properties fo:min-height="11.088cm"/>
    </style:style>
    <style:style style:name="Mpr3" style:family="presentation" style:parent-style-name="HSF2009-backgroundobjects">
      <style:graphic-properties draw:stroke="none" draw:fill="none" draw:fill-color="#ffffff" draw:auto-grow-height="false" fo:min-height="1.449cm"/>
    </style:style>
    <style:style style:name="Mpr4" style:family="presentation" style:parent-style-name="HSF2009-backgroundobjects">
      <style:graphic-properties draw:stroke="none" draw:fill="none" draw:fill-color="#ffffff" draw:auto-grow-height="false" fo:min-height="1.485cm"/>
    </style:style>
    <style:style style:name="Mpr5" style:family="presentation" style:parent-style-name="HSF200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SF2009" style:page-layout-name="PM1" draw:style-name="Mdp1">
      <office:forms form:automatic-focus="false" form:apply-design-mode="false"/>
      <draw:frame presentation:style-name="Mpr1" draw:layer="backgroundobjects" svg:width="25.5cm" svg:height="1.598cm" svg:x="1.25cm" svg:y="0.24cm" presentation:class="title">
        <draw:text-box>
          <text:p>Cliquez pour éditer le format du texte-titre</text:p>
        </draw:text-box>
      </draw:frame>
      <draw:frame presentation:style-name="Mpr2" draw:layer="backgroundobjects" svg:width="26cm" svg:height="11.088cm" svg:x="1cm" svg:y="2.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6cm" svg:height="1.078cm" svg:x="0.4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17cm" svg:height="1.078cm" svg:x="5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4.598cm" svg:height="1.078cm" svg:x="23cm" svg:y="19.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HSF2009-title" draw:layer="backgroundobjects" svg:width="14.848cm" svg:height="11.135cm" svg:x="3.075cm" svg:y="2.257cm" presentation:class="page"/>
        <draw:frame presentation:style-name="HSF2009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124H29M09S</meta:editing-duration>
    <meta:editing-cycles>49</meta:editing-cycles>
    <dc:date>2009-06-27T14:16:42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